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cm" svg:y1="12.9cm" svg:x2="2.1cm" svg:y2="2.9cm">
          <text:p/>
        </draw:line>
        <draw:line draw:style-name="gr1" draw:text-style-name="P1" draw:layer="layout" svg:x1="2.1cm" svg:y1="12.9cm" svg:x2="19.8cm" svg:y2="12.9cm">
          <text:p/>
        </draw:line>
        <draw:frame draw:style-name="gr2" draw:text-style-name="P2" draw:layer="layout" svg:width="2.7cm" svg:height="0.9cm" svg:x="0.9cm" svg:y="2.1cm">
          <draw:text-box>
            <text:p><text:span text:style-name="T1">Position</text:span></text:p>
          </draw:text-box>
        </draw:frame>
        <draw:frame draw:style-name="gr2" draw:text-style-name="P2" draw:layer="layout" svg:width="1.8cm" svg:height="0.9cm" svg:x="18.4cm" svg:y="13.2cm">
          <draw:text-box>
            <text:p><text:span text:style-name="T1">Time</text:span></text:p>
          </draw:text-box>
        </draw:frame>
        <draw:line draw:style-name="gr3" draw:text-style-name="P1" draw:layer="layout" svg:x1="1.7cm" svg:y1="11.4cm" svg:x2="18.9cm" svg:y2="11.4cm">
          <text:p/>
        </draw:line>
        <draw:line draw:style-name="gr3" draw:text-style-name="P1" draw:layer="layout" svg:x1="1.7cm" svg:y1="4.1cm" svg:x2="18.9cm" svg:y2="4.1cm">
          <text:p/>
        </draw:line>
        <draw:frame draw:style-name="gr4" draw:text-style-name="P2" draw:layer="layout" svg:width="1.7cm" svg:height="0.806cm" svg:x="0.5cm" svg:y="10.994cm">
          <draw:text-box>
            <text:p><text:span text:style-name="T1">min</text:span></text:p>
          </draw:text-box>
        </draw:frame>
        <draw:frame draw:style-name="gr4" draw:text-style-name="P2" draw:layer="layout" svg:width="1.7cm" svg:height="0.806cm" svg:x="0.4cm" svg:y="3.694cm">
          <draw:text-box>
            <text:p><text:span text:style-name="T1">max</text:span></text:p>
          </draw:text-box>
        </draw:frame>
        <draw:frame draw:style-name="gr5" draw:text-style-name="P3" draw:layer="layout" svg:width="10.5cm" svg:height="1.3cm" svg:x="6.5cm" svg:y="0.7cm">
          <draw:text-box>
            <text:p><text:span text:style-name="T2">Sine inputs on a joint position</text:span></text:p>
          </draw:text-box>
        </draw:frame>
        <draw:path draw:style-name="gr6" draw:text-style-name="P1" draw:layer="layout" svg:width="6.699cm" svg:height="5.399cm" svg:x="3.1cm" svg:y="5.1cm" svg:viewBox="0 0 6700 5400" svg:d="M0 2800c0 0 400-2800 1000-2800s900 5400 1600 5400 900-5400 1600-5400 800 5400 1500 5400 1000-2700 1000-2700">
          <text:p/>
        </draw:path>
        <draw:path draw:style-name="gr6" draw:text-style-name="P1" draw:layer="layout" svg:width="6.699cm" svg:height="5.399cm" svg:x="9.8cm" svg:y="5.1cm" svg:viewBox="0 0 6700 5400" svg:d="M0 2800c0 0 400-2800 1000-2800s900 5400 1600 5400 900-5400 1600-5400 800 5400 1500 5400 1000-2700 1000-27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1:34:33.572370368</meta:creation-date>
    <dc:date>2018-10-30T12:10:45.886757764</dc:date>
    <meta:editing-duration>PT14M22S</meta:editing-duration>
    <meta:editing-cycles>10</meta:editing-cycles>
    <meta:generator>LibreOffice/6.0.6.2$Linux_X86_64 LibreOffice_project/0c292870b25a325b5ed35f6b45599d2ea4458e77</meta:generator>
    <meta:document-statistic meta:object-count="11"/>
  </office:meta>
</office:document-meta>
</file>